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292cm" svg:height="8.601cm" svg:x="0.008cm" svg:y="0.8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4-07-30T14:04:17.344548624</dc:date>
    <meta:editing-duration>PT6M11S</meta:editing-duration>
    <meta:editing-cycles>25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interval-major="0.5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293cm" svg:height="8.602cm" xlink:href="." xlink:type="simple" chart:class="chart:scatter" chart:style-name="ch1">
        <chart:plot-area chart:style-name="ch2" chart:data-source-has-labels="both" svg:x="0.305cm" svg:y="0.172cm" svg:width="14.683cm" svg:height="8.258cm">
          <chart:coordinate-region svg:x="0.847cm" svg:y="0.371cm" svg:width="14.047cm" svg:height="7.86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908285434585712">
                <text:p>0.9082854345857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166826537491974">
                <text:p>0.1668265374919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000247805494322462">
                <text:p>0.000247805494322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0810453403543561">
                <text:p>-0.0810453403543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666977472454741">
                <text:p>-0.6669774724547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1.7355395154641">
                <text:p>-1.73553951546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2.54410007770519">
                <text:p>-2.544100077705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2.25713523022607">
                <text:p>-2.25713523022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742887181856127">
                <text:p>-0.7428871818561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20581924104237">
                <text:p>1.205819241042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2.45596398327109">
                <text:p>2.455963983271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2.41891999635898">
                <text:p>2.418919996358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45541264815555">
                <text:p>1.455412648155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45991052641455">
                <text:p>0.459910526414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0302487364574232">
                <text:p>0.0302487364574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00663807648676973">
                <text:p>-0.006638076486769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292560728768692">
                <text:p>-0.2925607287686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17500586584781">
                <text:p>-1.17500586584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2.23291928979381">
                <text:p>-2.232919289793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2.56909050504505">
                <text:p>-2.569090505045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62207182590594">
                <text:p>-1.622071825905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250914272622926">
                <text:p>0.2509142726229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97648064242401">
                <text:p>1.976480642424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2.59694128558974">
                <text:p>2.596941285589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908285434585711">
                <text:p>0.9082854345857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166826537491974">
                <text:p>0.1668265374919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000247805494324183">
                <text:p>0.0002478054943241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0810453403543543">
                <text:p>-0.08104534035435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666977472454741">
                <text:p>-0.6669774724547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7355395154641">
                <text:p>-1.73553951546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2.54410007770519">
                <text:p>-2.544100077705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2.25713523022606">
                <text:p>-2.257135230226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742887181856117">
                <text:p>-0.7428871818561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20581924104237">
                <text:p>1.205819241042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.45596398327109">
                <text:p>2.455963983271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.41891999635898">
                <text:p>2.418919996358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45541264815555">
                <text:p>1.455412648155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459910526414554">
                <text:p>0.4599105264145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0302487364574233">
                <text:p>0.03024873645742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00663807648676934">
                <text:p>-0.006638076486769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292560728768687">
                <text:p>-0.2925607287686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17500586584781">
                <text:p>-1.175005865847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2.23291928979381">
                <text:p>-2.232919289793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2.56909050504505">
                <text:p>-2.569090505045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62207182590593">
                <text:p>-1.62207182590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250914272622921">
                <text:p>0.2509142726229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.97648064242401">
                <text:p>1.976480642424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.59694128558974">
                <text:p>2.596941285589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908285434585712">
                <text:p>0.9082854345857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166826537491974">
                <text:p>0.1668265374919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00024780549432421">
                <text:p>0.000247805494324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081045340354356">
                <text:p>-0.0810453403543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666977472454746">
                <text:p>-0.6669774724547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73553951546411">
                <text:p>-1.735539515464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2.54410007770519">
                <text:p>-2.544100077705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2.25713523022607">
                <text:p>-2.257135230226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742887181856133">
                <text:p>-0.7428871818561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20581924104237">
                <text:p>1.205819241042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2.45596398327109">
                <text:p>2.455963983271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2.41891999635898">
                <text:p>2.418919996358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.45541264815556">
                <text:p>1.455412648155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459910526414549">
                <text:p>0.4599105264145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0302487364574177">
                <text:p>0.03024873645741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00663807648677661">
                <text:p>-0.006638076486776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292560728768692">
                <text:p>-0.2925607287686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17500586584782">
                <text:p>-1.175005865847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2.2329192897938">
                <text:p>-2.23291928979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2.56909050504505">
                <text:p>-2.569090505045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62207182590595">
                <text:p>-1.622071825905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250914272622926">
                <text:p>0.2509142726229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.976480642424">
                <text:p>1.9764806424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2.59694128558974">
                <text:p>2.596941285589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.00000000000001">
                <text:p>2.0000000000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908285434585724">
                <text:p>0.9082854345857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166826537491971">
                <text:p>0.1668265374919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000247805494317188">
                <text:p>0.0002478054943171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0810453403543602">
                <text:p>-0.08104534035436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666977472454737">
                <text:p>-0.6669774724547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7355395154641">
                <text:p>-1.73553951546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2.54410007770518">
                <text:p>-2.544100077705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2.25713523022607">
                <text:p>-2.257135230226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742887181856155">
                <text:p>-0.7428871818561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20581924104236">
                <text:p>1.205819241042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2.45596398327109">
                <text:p>2.455963983271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2.41891999635898">
                <text:p>2.418919996358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45541264815556">
                <text:p>1.455412648155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45991052641455">
                <text:p>0.459910526414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0302487364574179">
                <text:p>0.03024873645741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00663807648677656">
                <text:p>-0.006638076486776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292560728768691">
                <text:p>-0.2925607287686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17500586584782">
                <text:p>-1.175005865847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2.23291928979379">
                <text:p>-2.232919289793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2.56909050504505">
                <text:p>-2.569090505045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62207182590595">
                <text:p>-1.622071825905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250914272622924">
                <text:p>0.2509142726229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976480642424">
                <text:p>1.9764806424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.59694128558974">
                <text:p>2.596941285589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.00000000000001">
                <text:p>2.000000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